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Member_5f_Details" style:display-name="Member_Details" style:family="table">
      <style:table-properties style:width="17.59cm" table:align="margins"/>
    </style:style>
    <style:style style:name="Member_5f_Details.A" style:display-name="Member_Details.A" style:family="table-column">
      <style:table-column-properties style:column-width="4.397cm" style:rel-column-width="16383*"/>
    </style:style>
    <style:style style:name="Member_5f_Details.D" style:display-name="Member_Details.D" style:family="table-column">
      <style:table-column-properties style:column-width="4.397cm" style:rel-column-width="16386*"/>
    </style:style>
    <style:style style:name="Member_5f_Details.A1" style:display-name="Member_Details.A1" style:family="table-cell">
      <style:table-cell-properties fo:padding="0.097cm" fo:border-left="0.05pt solid #000000" fo:border-right="none" fo:border-top="0.05pt solid #000000" fo:border-bottom="0.05pt solid #000000"/>
    </style:style>
    <style:style style:name="Member_5f_Details.D1" style:display-name="Member_Details.D1" style:family="table-cell">
      <style:table-cell-properties fo:padding="0.097cm" fo:border="0.05pt solid #000000"/>
    </style:style>
    <style:style style:name="Member_5f_Details.A2" style:display-name="Member_Details.A2" style:family="table-cell">
      <style:table-cell-properties fo:padding="0.097cm" fo:border-left="0.05pt solid #000000" fo:border-right="none" fo:border-top="none" fo:border-bottom="0.05pt solid #000000"/>
    </style:style>
    <style:style style:name="Member_5f_Details.D2" style:display-name="Member_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af8e0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efd81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efd81" officeooo:paragraph-rsid="000efd81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af8e0" officeooo:paragraph-rsid="000af8e0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monospace"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monospace" fo:font-size="12pt" style:font-size-asian="12pt" style:font-size-complex="12pt"/>
    </style:style>
    <style:style style:name="P9" style:family="paragraph" style:parent-style-name="Table_20_Heading">
      <style:text-properties fo:font-size="12pt" fo:font-style="italic" style:text-underline-style="solid" style:text-underline-width="auto" style:text-underline-color="font-color" officeooo:rsid="000af8e0" officeooo:paragraph-rsid="000af8e0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af8e0" officeooo:paragraph-rsid="000af8e0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officeooo:rsid="000af8e0" officeooo:paragraph-rsid="000af8e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0af8e0" officeooo:paragraph-rsid="000efd81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2fdfe" officeooo:paragraph-rsid="0012fdfe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fdfe" officeooo:paragraph-rsid="0012fdf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2fdfe" officeooo:paragraph-rsid="0012fdfe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officeooo:rsid="000af8e0" style:font-style-asian="italic" style:font-weight-asian="bold" style:font-style-complex="italic" style:font-weight-complex="bold"/>
    </style:style>
    <style:style style:name="T2" style:family="text">
      <style:text-properties style:font-name="monospace" fo:font-size="10pt" style:font-size-asian="8.75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ec48" style:font-weight-asian="normal" style:font-weight-complex="normal"/>
    </style:style>
    <style:style style:name="T5" style:family="text">
      <style:text-properties fo:font-weight="normal" officeooo:rsid="000efd81" style:font-weight-asian="normal" style:font-weight-complex="normal"/>
    </style:style>
    <style:style style:name="T6" style:family="text">
      <style:text-properties fo:font-weight="normal" officeooo:rsid="0012fdfe" style:font-weight-asian="normal" style:font-weight-complex="normal"/>
    </style:style>
    <style:style style:name="T7" style:family="text">
      <style:text-properties officeooo:rsid="000efd81"/>
    </style:style>
    <style:style style:name="T8" style:family="text">
      <style:text-properties style:text-position="0% 100%" fo:font-weight="normal" officeooo:rsid="000efd81" style:font-weight-asian="normal" style:font-weight-complex="normal"/>
    </style:style>
    <style:style style:name="T9" style:family="text">
      <style:text-properties officeooo:rsid="0010369a"/>
    </style:style>
    <style:style style:name="T10" style:family="text">
      <style:text-properties officeooo:rsid="00104363"/>
    </style:style>
    <style:style style:name="T11" style:family="text">
      <style:text-properties officeooo:rsid="0012fd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13"/><text:span text:style-name="T1">Convert webERP tool to web 2.0 type U.I</text:span></text:p>
      <text:p text:style-name="P1"/>
      <text:p text:style-name="P1"><text:s text:c="41"/></text:p>
      <text:p text:style-name="P1"/>
      <text:p text:style-name="P3">Team Number : 18</text:p>
      <text:p text:style-name="P3">Meeting Governed by : Mr. Sreekanth Puram, Affosoft Technologies India Pvt Ltd</text:p>
      <text:p text:style-name="P5"><text:span text:style-name="T9">Meeting </text:span>Attendees : Yash Khandelwal, Yash Patel, Kartavya Gupta</text:p>
      <text:p text:style-name="P3">Member Details :</text:p>
      <table:table table:name="Member_Details" table:style-name="Member_5f_Details">
        <table:table-column table:style-name="Member_5f_Details.A" table:number-columns-repeated="3"/>
        <table:table-column table:style-name="Member_5f_Details.D"/>
        <table:table-header-rows>
          <table:table-row>
            <table:table-cell table:style-name="Member_5f_Details.A1" office:value-type="string">
              <text:p text:style-name="P9">NAME</text:p>
            </table:table-cell>
            <table:table-cell table:style-name="Member_5f_Details.A1" office:value-type="string">
              <text:p text:style-name="P9">ROLL NO.</text:p>
            </table:table-cell>
            <table:table-cell table:style-name="Member_5f_Details.A1" office:value-type="string">
              <text:p text:style-name="P9">EMAIL-ID</text:p>
            </table:table-cell>
            <table:table-cell table:style-name="Member_5f_Details.D1" office:value-type="string">
              <text:p text:style-name="P9">CONTACT</text:p>
            </table:table-cell>
          </table:table-row>
        </table:table-header-rows>
        <table:table-row>
          <table:table-cell table:style-name="Member_5f_Details.A2" office:value-type="string">
            <text:p text:style-name="P12">Yash Patel</text:p>
          </table:table-cell>
          <table:table-cell table:style-name="Member_5f_Details.A2" office:value-type="string">
            <text:p text:style-name="P11">201301134</text:p>
          </table:table-cell>
          <table:table-cell table:style-name="Member_5f_Details.A2" office:value-type="string">
            <text:p text:style-name="P11"><text:a xlink:type="simple" xlink:href="mailto:Yash.patel@students.iiit.ac.in">Yash.patel@students.iiit.ac.in</text:a></text:p>
          </table:table-cell>
          <table:table-cell table:style-name="Member_5f_Details.D2" office:value-type="string">
            <text:p text:style-name="P11">09479611227</text:p>
          </table:table-cell>
        </table:table-row>
        <table:table-row>
          <table:table-cell table:style-name="Member_5f_Details.A2" office:value-type="string">
            <text:p text:style-name="P12">Yash Khandelwal</text:p>
          </table:table-cell>
          <table:table-cell table:style-name="Member_5f_Details.A2" office:value-type="string">
            <text:p text:style-name="P10">201302164</text:p>
          </table:table-cell>
          <table:table-cell table:style-name="Member_5f_Details.A2" office:value-type="string">
            <text:p text:style-name="P11"><text:a xlink:type="simple" xlink:href="mailto:Yash.khandelwal@students.iiit.ac.in">Yash.khandelwal@students.iiit.ac.in</text:a></text:p>
          </table:table-cell>
          <table:table-cell table:style-name="Member_5f_Details.D2" office:value-type="string">
            <text:p text:style-name="P10">8977163672</text:p>
          </table:table-cell>
        </table:table-row>
        <table:table-row>
          <table:table-cell table:style-name="Member_5f_Details.A2" office:value-type="string">
            <text:p text:style-name="P12">Kartavya Gupta</text:p>
          </table:table-cell>
          <table:table-cell table:style-name="Member_5f_Details.A2" office:value-type="string">
            <text:p text:style-name="P10">201356193</text:p>
          </table:table-cell>
          <table:table-cell table:style-name="Member_5f_Details.A2" office:value-type="string">
            <text:p text:style-name="P2"><text:a xlink:type="simple" xlink:href="mailto:Kartavya.gupta@students.iiit.ac.in"><text:span text:style-name="T2">Kartavya.gupta@students.iiit.ac.in</text:span></text:a></text:p>
          </table:table-cell>
          <table:table-cell table:style-name="Member_5f_Details.D2" office:value-type="string">
            <text:p text:style-name="P7">07597244746</text:p>
            <text:p text:style-name="P10"/>
          </table:table-cell>
        </table:table-row>
        <table:table-row>
          <table:table-cell table:style-name="Member_5f_Details.A2" office:value-type="string">
            <text:p text:style-name="P12">Sachin Sharma</text:p>
          </table:table-cell>
          <table:table-cell table:style-name="Member_5f_Details.A2" office:value-type="string">
            <text:p text:style-name="P8">201301068</text:p>
            <text:p text:style-name="P10"/>
          </table:table-cell>
          <table:table-cell table:style-name="Member_5f_Details.A2" office:value-type="string">
            <text:p text:style-name="P7">sachin.sharma@students.iiit.ac.in</text:p>
            <text:p text:style-name="P10"/>
          </table:table-cell>
          <table:table-cell table:style-name="Member_5f_Details.D2" office:value-type="string">
            <text:p text:style-name="P11">N.A</text:p>
          </table:table-cell>
        </table:table-row>
      </table:table>
      <text:p text:style-name="P3"><text:s/></text:p>
      <text:p text:style-name="P3">Date of meeting : <text:span text:style-name="T6">30</text:span><text:span text:style-name="T4">/10/2014</text:span></text:p>
      <text:p text:style-name="P3">Meeting <text:s/>started at : <text:span text:style-name="T5">5:</text:span><text:span text:style-name="T6">00</text:span><text:span text:style-name="T4"> PM</text:span></text:p>
      <text:p text:style-name="P3">Meeting ended at : <text:span text:style-name="T8">6:00</text:span><text:span text:style-name="T7"> </text:span><text:span text:style-name="T4">PM</text:span></text:p>
      <text:p text:style-name="P3">Duration : <text:span text:style-name="T6">60 minutes</text:span></text:p>
      <text:p text:style-name="P3">Venue : <text:span text:style-name="T3">CIE office, IIIT-Hyderabad</text:span></text:p>
      <text:p text:style-name="P4">Purpose of meeting :</text:p>
      <text:p text:style-name="P14">following tasks were discussed :</text:p>
      <text:p text:style-name="P16">pdf</text:p>
      <text:p text:style-name="P16">export</text:p>
      <text:p text:style-name="P16">calculations</text:p>
      <text:p text:style-name="P16">views of all purchase order</text:p>
      <text:p text:style-name="P16">sales auto</text:p>
      <text:p text:style-name="P16">order or quotations</text:p>
      <text:p text:style-name="P16">customer add order and <text:s/>see items</text:p>
      <text:p text:style-name="P16">saperate tab for admin, to decide the permission for users.</text:p>
      <text:p text:style-name="P16">setup/usermaintainence</text:p>
      <text:p text:style-name="P16">&gt;10 do paging in lists</text:p>
      <text:p text:style-name="P16">sales module-&gt;sleect costumer-&gt;select item-&gt;delivery address.</text:p>
      <text:p text:style-name="P16">add costumer thing</text:p>
      <text:p text:style-name="P4">Conclusion of meeting :</text:p>
      <text:p text:style-name="P15">Implementation till next meeting to be scheduled on Tuesday.</text:p>
      <text:p text:style-name="P15"/>
      <text:p text:style-name="P6"><text:tab/><text:tab/><text:tab/><text:tab/><text:tab/><text:tab/><text:tab/><text:tab/><text:tab/><text:tab/>~Document created by : </text:p>
      <text:p text:style-name="P3"><text:span text:style-name="T3"><text:tab/><text:tab/><text:tab/><text:tab/><text:tab/><text:tab/><text:tab/><text:tab/><text:tab/><text:tab/> <text:s/></text:span>Yash <text:span text:style-name="T11">Pat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4T19:41:43.595818388</meta:creation-date>
    <dc:date>2014-11-01T20:52:48.240090785</dc:date>
    <meta:editing-duration>PT1M24S</meta:editing-duration>
    <meta:editing-cycles>8</meta:editing-cycles>
    <meta:generator>LibreOffice/4.2.6.3$Linux_X86_64 LibreOffice_project/420m0$Build-3</meta:generator>
    <meta:document-statistic meta:table-count="1" meta:image-count="0" meta:object-count="0" meta:page-count="1" meta:paragraph-count="50" meta:word-count="158" meta:character-count="1184" meta:non-whitespace-character-count="979"/>
  </office:meta>
</office:document-meta>
</file>